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,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,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,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,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,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,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,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,00%" fo:text-align="left" fo:margin-bottom="10,00pt"/>
    </style:style>
  </office:automatic-styles>
  <office:body>
    <office:text>
      <text:p text:style-name="P1"><text:span text:style-name="T1">Scenarios:</text:span></text:p>
      <text:p text:style-name="P1"><text:span text:style-name="T1"/></text:p>
      <text:p text:style-name="P1"><text:span text:style-name="T2">1 shop, 1 UI, 1 Business</text:span><text:span text:style-name="T3"/></text:p>
      <text:p text:style-name="P1"><text:span text:style-name="T3">Paris ouvre un café et lance une nouvelle chaine "Alma". Les produits sont vendus plus chers que partout ailleurs.</text:span></text:p>
      <text:p text:style-name="P1"><text:span text:style-name="T3"/></text:p>
      <text:p text:style-name="P1"><text:span text:style-name="T4">2 shops,<text:s text:c="2"/>2 UI, 1 Business</text:span></text:p>
      <text:p text:style-name="P1"><text:span text:style-name="T5"><text:s/>La chaine Alma veut ouvrir deux nouveaux cafés mais à Lyon, il faut une UI différente, plus belle. Les produits sont moins chers dans la base de données de Lyon .</text:span></text:p>
      <text:p text:style-name="P1"><text:span text:style-name="T5"/></text:p>
      <text:p text:style-name="P1"><text:span text:style-name="T6">3 Shops, 2 UI, 2 Business</text:span></text:p>
      <text:p text:style-name="P1"><text:span text:style-name="T7">Une nouvelle chaine basée à Toulouse veut notre appli de caisse enregistreuse (cashier), mais pour un autre type de business: vendre des disques. Le système de calcul de prix introduit une règle différent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